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04a9" officeooo:paragraph-rsid="001304a9"/>
    </style:style>
    <style:style style:name="P2" style:family="paragraph" style:parent-style-name="Standard">
      <style:text-properties officeooo:rsid="00133462" officeooo:paragraph-rsid="00133462"/>
    </style:style>
    <style:style style:name="P3" style:family="paragraph" style:parent-style-name="Standard">
      <style:text-properties officeooo:rsid="00140f6d" officeooo:paragraph-rsid="00140f6d"/>
    </style:style>
    <style:style style:name="P4" style:family="paragraph" style:parent-style-name="Standard">
      <style:text-properties officeooo:rsid="00152e73" officeooo:paragraph-rsid="00152e73"/>
    </style:style>
    <style:style style:name="P5" style:family="paragraph" style:parent-style-name="Standard">
      <style:text-properties officeooo:rsid="00168b78" officeooo:paragraph-rsid="00168b78"/>
    </style:style>
    <style:style style:name="P6" style:family="paragraph" style:parent-style-name="Standard">
      <style:text-properties officeooo:rsid="0017abb7" officeooo:paragraph-rsid="0017abb7"/>
    </style:style>
    <style:style style:name="P7" style:family="paragraph" style:parent-style-name="Standard">
      <style:text-properties officeooo:rsid="001998a1" officeooo:paragraph-rsid="001998a1"/>
    </style:style>
    <style:style style:name="P8" style:family="paragraph" style:parent-style-name="Standard">
      <style:text-properties officeooo:rsid="001a96f6" officeooo:paragraph-rsid="001a96f6"/>
    </style:style>
    <style:style style:name="P9" style:family="paragraph" style:parent-style-name="Standard">
      <style:text-properties officeooo:rsid="001aacae" officeooo:paragraph-rsid="001aacae"/>
    </style:style>
    <style:style style:name="P10" style:family="paragraph" style:parent-style-name="Standard">
      <style:text-properties officeooo:rsid="001c9fba" officeooo:paragraph-rsid="001c9fba"/>
    </style:style>
    <style:style style:name="P11" style:family="paragraph" style:parent-style-name="Standard">
      <style:text-properties officeooo:rsid="001d05ec" officeooo:paragraph-rsid="001d05ec"/>
    </style:style>
    <style:style style:name="P12" style:family="paragraph" style:parent-style-name="Standard">
      <style:text-properties officeooo:rsid="001e62fe" officeooo:paragraph-rsid="001e62fe"/>
    </style:style>
    <style:style style:name="P13" style:family="paragraph" style:parent-style-name="Standard">
      <style:text-properties officeooo:rsid="001f497d" officeooo:paragraph-rsid="001f497d"/>
    </style:style>
    <style:style style:name="P14" style:family="paragraph" style:parent-style-name="Standard">
      <style:text-properties officeooo:rsid="00206a74" officeooo:paragraph-rsid="00206a74"/>
    </style:style>
    <style:style style:name="P15" style:family="paragraph" style:parent-style-name="Standard">
      <style:text-properties officeooo:rsid="00206a74" officeooo:paragraph-rsid="00255d01"/>
    </style:style>
    <style:style style:name="P16" style:family="paragraph" style:parent-style-name="Standard">
      <style:text-properties officeooo:rsid="00206a74" officeooo:paragraph-rsid="00266a66"/>
    </style:style>
    <style:style style:name="P17" style:family="paragraph" style:parent-style-name="Standard">
      <style:text-properties officeooo:rsid="00206a74" officeooo:paragraph-rsid="002869b4"/>
    </style:style>
    <style:style style:name="P18" style:family="paragraph" style:parent-style-name="Standard">
      <style:text-properties officeooo:rsid="00206a74" officeooo:paragraph-rsid="002a2a47"/>
    </style:style>
    <style:style style:name="P19" style:family="paragraph" style:parent-style-name="Standard">
      <style:text-properties officeooo:rsid="00206a74" officeooo:paragraph-rsid="002a67fe"/>
    </style:style>
    <style:style style:name="P20" style:family="paragraph" style:parent-style-name="Standard">
      <style:text-properties officeooo:rsid="00206a74" officeooo:paragraph-rsid="002ac3bd"/>
    </style:style>
    <style:style style:name="P21" style:family="paragraph" style:parent-style-name="Standard">
      <style:text-properties officeooo:paragraph-rsid="002a2a47"/>
    </style:style>
    <style:style style:name="P22" style:family="paragraph" style:parent-style-name="Standard">
      <style:text-properties officeooo:rsid="002a2a47" officeooo:paragraph-rsid="002a2a47"/>
    </style:style>
    <style:style style:name="P23" style:family="paragraph" style:parent-style-name="Standard">
      <style:text-properties officeooo:rsid="001304a9" officeooo:paragraph-rsid="002a2a47"/>
    </style:style>
    <style:style style:name="P24" style:family="paragraph" style:parent-style-name="Standard">
      <style:text-properties officeooo:rsid="002a2a47" officeooo:paragraph-rsid="002a2a47"/>
    </style:style>
    <style:style style:name="P25" style:family="paragraph" style:parent-style-name="Standard">
      <style:text-properties officeooo:rsid="00255d01" officeooo:paragraph-rsid="00255d01"/>
    </style:style>
    <style:style style:name="P26" style:family="paragraph" style:parent-style-name="Standard">
      <style:text-properties officeooo:rsid="00266a66" officeooo:paragraph-rsid="00266a66"/>
    </style:style>
    <style:style style:name="P27" style:family="paragraph" style:parent-style-name="Standard">
      <style:text-properties officeooo:rsid="002869b4" officeooo:paragraph-rsid="002869b4"/>
    </style:style>
    <style:style style:name="P28" style:family="paragraph" style:parent-style-name="Standard">
      <style:text-properties officeooo:rsid="002a67fe" officeooo:paragraph-rsid="002a67fe"/>
    </style:style>
    <style:style style:name="P29" style:family="paragraph" style:parent-style-name="Standard">
      <style:text-properties officeooo:rsid="002ac3bd" officeooo:paragraph-rsid="002ac3bd"/>
    </style:style>
    <style:style style:name="P30" style:family="paragraph" style:parent-style-name="Standard">
      <style:text-properties officeooo:rsid="00206a74" officeooo:paragraph-rsid="002ac3bd"/>
    </style:style>
    <style:style style:name="P31" style:family="paragraph" style:parent-style-name="Standard">
      <style:text-properties officeooo:rsid="00206a74" officeooo:paragraph-rsid="002bacf1"/>
    </style:style>
    <style:style style:name="T1" style:family="text">
      <style:text-properties officeooo:rsid="00168b78"/>
    </style:style>
    <style:style style:name="T2" style:family="text">
      <style:text-properties officeooo:rsid="0024bda4"/>
    </style:style>
    <style:style style:name="T3" style:family="text">
      <style:text-properties officeooo:rsid="002ac3bd"/>
    </style:style>
    <style:style style:name="T4" style:family="text">
      <style:text-properties officeooo:rsid="002bac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one Assignment: SQL query practice qustions and answers</text:p>
      <text:p text:style-name="P23">Nelly-Anne Ndikum</text:p>
      <text:p text:style-name="P21"/>
      <text:p text:style-name="P22">Link to questions:</text:p>
      <text:p text:style-name="P22"><text:s/><text:a xlink:type="simple" xlink:href="https://www.youtube.com/watch?v=eKEcx2FivEk&amp;list=PLb1qVSx1k1VpEqAXgoFn5p7kFVzgsvUgM&amp;index=20" text:style-name="Internet_20_link" text:visited-style-name="Visited_20_Internet_20_Link">https://www.youtube.com/watch?v=eKEcx2FivEk&amp;list=PLb1qVSx1k1VpEqAXgoFn5p7kFVzgsvUgM&amp;index=20</text:a></text:p>
      <text:p text:style-name="P22"/>
      <text:p text:style-name="P22"/>
      <text:p text:style-name="P21"/>
      <text:p text:style-name="P22">1. <text:s text:c="2"/><text:tab/>SELECT * </text:p>
      <text:p text:style-name="P2"><text:s text:c="3"/><text:tab/>FROM tab1</text:p>
      <text:p text:style-name="P2"><text:s text:c="5"/><text:tab/>WHERE 'A' in (col1,col2,col3,col4,col5);</text:p>
      <text:p text:style-name="P2"/>
      <text:p text:style-name="P3">2. SELECT * FROM (</text:p>
      <text:p text:style-name="P3"><text:s text:c="4"/>SELECT * avg(sal) over(partition by deptno) avg_sal </text:p>
      <text:p text:style-name="P3"><text:s text:c="4"/>FROM emp)</text:p>
      <text:p text:style-name="P3"><text:s text:c="4"/>WHERE sal &gt; avg_sal;</text:p>
      <text:p text:style-name="P3"/>
      <text:p text:style-name="P4">3. SELECT * </text:p>
      <text:p text:style-name="P4"><text:s text:c="4"/><text:span text:style-name="T1">FROM</text:span> tab1 </text:p>
      <text:p text:style-name="P4"><text:s text:c="4"/>WHERE 1 &gt; (select count(*) from tab2 where tab1.c1 =tab2.c1);</text:p>
      <text:p text:style-name="P4"/>
      <text:p text:style-name="P5">4. with matches_played as (</text:p>
      <text:p text:style-name="P5"><text:tab/>select team_name, count(*) count from (</text:p>
      <text:p text:style-name="P5"><text:s text:c="8"/>select team_a team_name from cricket</text:p>
      <text:p text:style-name="P5"><text:s text:c="8"/>union all</text:p>
      <text:p text:style-name="P5"><text:s text:c="8"/>select team_b from cricket)</text:p>
      <text:p text:style-name="P5"><text:tab/>group by team_name),</text:p>
      <text:p text:style-name="P5">matches_won as (select winner, count(*) count </text:p>
      <text:p text:style-name="P5"><text:tab/><text:tab/>from cricket</text:p>
      <text:p text:style-name="P5"><text:tab/><text:tab/>group by winner)</text:p>
      <text:p text:style-name="P5">select team_name, </text:p>
      <text:p text:style-name="P5"><text:tab/>matches_played.count total_matches,</text:p>
      <text:p text:style-name="P5"><text:tab/>nvl(matches_won.count, 0) matches_won,</text:p>
      <text:p text:style-name="P5">matches_played.count - nvl(matches_won, 0) mathces_lost</text:p>
      <text:p text:style-name="P5">from matches_played </text:p>
      <text:p text:style-name="P5"><text:tab/>full outer join matches_won</text:p>
      <text:p text:style-name="P5">on mathces_played.team_name = matches_won.winner;</text:p>
      <text:p text:style-name="P5"/>
      <text:p text:style-name="P6">5. select rownum, level</text:p>
      <text:p text:style-name="P6">from dual</text:p>
      <text:p text:style-name="P6">connect by level &lt;= 10;</text:p>
      <text:p text:style-name="P6"/>
      <text:p text:style-name="P7">6. select rownum,</text:p>
      <text:p text:style-name="P7"><text:s text:c="4"/>substr(s, rownum, 1) output1,</text:p>
      <text:p text:style-name="P7"><text:s text:c="4"/>substr(s, rownum *-1, 1) output2,</text:p>
      <text:p text:style-name="P7"><text:s text:c="4"/>substr(s, 1, rownum) output3,</text:p>
      <text:p text:style-name="P7"><text:s text:c="4"/>substr(s, rownum) output4,</text:p>
      <text:p text:style-name="P7"><text:s text:c="4"/>rpad(' ', rownum, ' ')||substr(s, rownum) output5,</text:p>
      <text:p text:style-name="P7"><text:soft-page-break/><text:s text:c="4"/>rpad(' ', length(s)+1-rownum,' ')||substr(s, 1, rownum) output6,</text:p>
      <text:p text:style-name="P7">from dual, (select 'WELCOME' S FROM dual )</text:p>
      <text:p text:style-name="P7">connect by level &lt;= length(s);</text:p>
      <text:p text:style-name="P7"/>
      <text:p text:style-name="P8">7. with domain_name as ( <text:line-break/>select email_id, substr(email_id, 1, instr(email_id, '@')-1) name, substr(email_id,'@')+1)domain_name<text:line-break/>from table1 )<text:line-break/>Select email_id, <text:line-break/> <text:s text:c="3"/>substr(name, 1, instr(name,'.')-1) firstName,<text:line-break/> <text:s text:c="3"/>substr(name, instr(name, '.')+1, instr(name,'.',1,2)-instr(name,'.',1,1)-1) middleName,<text:line-break/> <text:s text:c="3"/>substr(email_id,instr(name,'.',12)+1) lastName,<text:line-break/> <text:s text:c="3"/>domain_name<text:line-break/><text:line-break/>from domain_name;</text:p>
      <text:p text:style-name="P8"/>
      <text:p text:style-name="P9">8.</text:p>
      <text:p text:style-name="P9"/>
      <text:p text:style-name="P10">9. select empno, empname, mgr, salary, (select sum(salary) from employee<text:line-break/> start with empname = e.empname<text:line-break/> connect by prior empno=mgr) group_salary<text:line-break/>from employee e</text:p>
      <text:p text:style-name="P10"/>
      <text:p text:style-name="P10">10.</text:p>
      <text:p text:style-name="P10">select dept ,<text:line-break/> <text:s text:c="3"/>max(case when year=1 then cnt end) y_I,<text:line-break/> <text:s text:c="3"/>max(case when year=2 then cnt end) y_II,<text:line-break/> <text:s text:c="3"/>max(case when year=3 then cnt end) y_III,<text:line-break/> <text:s text:c="3"/>max(case when year=4 then cnt end) y_IV,<text:line-break/>from (<text:line-break/>select dept, year, <text:line-break/> <text:s text:c="3"/>'p = ' ||count(cas whem result='P' then result end) ||<text:line-break/> <text:s text:c="3"/>'F = ' ||count(case when result='F' then result end) count<text:line-break/>from student<text:line-break/>group by dept, year<text:line-break/>order by dept,year)<text:line-break/>group by dept;<text:line-break/></text:p>
      <text:p text:style-name="P11">11. select *<text:line-break/>from city a, city b;<text:line-break/>where a.city_id &gt; b.city_id;</text:p>
      <text:p text:style-name="P12"/>
      <text:p text:style-name="P12">12.</text:p>
      <text:p text:style-name="P12">select empno,ename,<text:line-break/> <text:s text:c="3"/>listagg(ename,',') names_of_reporting,<text:line-break/> <text:s text:c="3"/>count(e.ename) no__of_reporting<text:line-break/>from employee m, employee e<text:line-break/>where m.empno = e.mgr(+)<text:line-break/>group by m.empno, m.ename<text:line-break/>order by 1;</text:p>
      <text:p text:style-name="P12"><text:soft-page-break/></text:p>
      <text:p text:style-name="P13">13.</text:p>
      <text:p text:style-name="P13"/>
      <text:p text:style-name="P14">14.</text:p>
      <text:p text:style-name="P14">with d as (<text:line-break/>select trunc(min(train_date), 'MONTH') first_day,<text:line-break/> <text:s text:c="3"/>last_day(max(train_date)) -trunc(min(train_date),'MONTH')+1 no_of_days<text:line-break/> <text:s text:c="3"/>from daily_tran_t),<text:line-break/> <text:s text:c="3"/>cd as (seslect first_day + level -1 t_date<text:line-break/> <text:s text:c="3"/>from d<text:line-break/> <text:s text:c="3"/>connect by level &lt;= no_of_days)<text:line-break/>select t_date, trsn_desc, nvl(tran_amount,0) tran_amount<text:line-break/>from cd, daily_tran_t<text:line-break/>where cd.t_date = daily_tran_t.tran_date(+)<text:line-break/>order by t_date;</text:p>
      <text:p text:style-name="P14"/>
      <text:p text:style-name="P14">15.</text:p>
      <text:p text:style-name="P15"><text:span text:style-name="T2">s</text:span>elect TO_CHAR(c_date, 'DAY') day,<text:line-break/> <text:s text:c="3"/>COUNT(*)<text:line-break/>FROM(<text:line-break/><text:line-break/> <text:s text:c="3"/>select trunc(sysdate, 'MONTH') + (level-1) c_date<text:line-break/> <text:s text:c="3"/>from dual<text:line-break/> <text:s text:c="3"/>CONNCT BY LEVEL &lt;= last_day(trunc(SYSDATE) ) - TRUNC(SYSDATE, 'MONTH') + 1<text:line-break/>)<text:line-break/><text:line-break/>WHERE <text:line-break/> <text:s text:c="3"/>TO_CHAR(c_date, 'DY') IN ('SAT', 'SUN')<text:line-break/>GROUP BY <text:line-break/> <text:s text:c="3"/>TO_CHAR(c_date, 'DAY');</text:p>
      <text:p text:style-name="P15"/>
      <text:p text:style-name="P25">16.</text:p>
      <text:p text:style-name="P15"/>
      <text:p text:style-name="P15"/>
      <text:p text:style-name="P26">17.</text:p>
      <text:p text:style-name="P16">1. <text:line-break/>with t as (select level r<text:line-break/>from dual<text:line-break/>connect by level &lt;=6)<text:line-break/>selet t1.r as ROLL1, t2.r as ROLL2, t3.r as ROLL3<text:line-break/>from t t1, t t2, t t3<text:line-break/>where (t3.r = t1.r + t2.r)<text:line-break/>order by 3 desc;<text:line-break/><text:line-break/>2. <text:line-break/>with t as (select level r<text:line-break/>from dual<text:line-break/>connect by level &lt;=6)<text:line-break/>selet t1.r as ROLL1, t2.r as ROLL2, t3.r as ROLL3<text:line-break/><text:soft-page-break/>from t t1, t t2, t t3<text:line-break/>where (t3.r = t1.r + t2.r) OR (t2.r = t1.r + t3.r) OR (t1.r = t2.r + t3.r)<text:line-break/>order by 3 desc;</text:p>
      <text:p text:style-name="P16"/>
      <text:p text:style-name="P16"/>
      <text:p text:style-name="P26">18.</text:p>
      <text:p text:style-name="P17">1.<text:line-break/><text:line-break/>with t as (select '3,10,1,7,55,75,100,42,12,17' d<text:line-break/>from dual)<text:line-break/>select listagg(s,',') within group(order by to_number(s))<text:line-break/>from (<text:line-break/> select regexp_substr(d,'[^,]+',1,rownum) s<text:line-break/> from t<text:line-break/> connect by level &lt;=regexp_count(d,',' +1)<text:line-break/>);<text:line-break/><text:line-break/>2.<text:line-break/><text:line-break/>with t as (select 'WELCOME' d<text:line-break/>from dual)<text:line-break/>select listagg(s) within group(order by s desc)<text:line-break/>from (<text:line-break/> select substr(d,level,1) s<text:line-break/> from t<text:line-break/> connect by level &lt;= length(d)<text:line-break/>);</text:p>
      <text:p text:style-name="P17"/>
      <text:p text:style-name="P27">19.</text:p>
      <text:p text:style-name="P17"/>
      <text:p text:style-name="P17"><text:line-break/>with t as (select 'WELCOME' d<text:line-break/>from dual)<text:line-break/>select listagg(s) within group(order by level desc)<text:line-break/>from (<text:line-break/> <text:s text:c="3"/>select substr(d,level,1) s, level<text:line-break/> <text:s text:c="3"/>from t<text:line-break/> <text:s text:c="3"/>connect by level &lt;= length(d)<text:line-break/>);</text:p>
      <text:p text:style-name="P17"/>
      <text:p text:style-name="P27">20.</text:p>
      <text:p text:style-name="P18">insert into emp2;<text:line-break/><text:line-break/>with d as (select empno, ename, round(count(1) over()/2) - row_number() over(order by empno)<text:line-break/>from emp1),<text:line-break/>d1 as (select empno, ename, c from d where c &gt;=0),<text:line-break/>d1 as (select empno, ename, abs(c) from d where c &lt; 0)<text:line-break/>select d1.empno d1.ename, d2.empno, d2.ename<text:line-break/>from d1 left outer join d2 on d1.c = d2.c<text:line-break/><text:soft-page-break/>order by d1.empno;<text:line-break/><text:line-break/>select * from emp2;</text:p>
      <text:p text:style-name="P18"/>
      <text:p text:style-name="P22">21.</text:p>
      <text:p text:style-name="P19">with d as (select min(date) min, max(date) num<text:line-break/>from tx_data),<text:line-break/>d1 as (select level -1 + min date<text:line-break/>from d<text:line-break/>connect by level &lt;= num+1)<text:line-break/><text:line-break/>select d1.date, last_value(amnt ignore nulls) over(order by d1.date) amnt<text:line-break/>from d1 left outer join tx_data<text:line-break/>on (d1.date = tx_data.date)<text:line-break/>order by d1.dt;</text:p>
      <text:p text:style-name="P19"/>
      <text:p text:style-name="P28">22.</text:p>
      <text:p text:style-name="P20">select min(c) min_range, max(c) max_range<text:line-break/>from t<text:line-break/>group by c-rownum<text:line-break/>order by 1;<text:line-break/><text:line-break/><text:span text:style-name="T3">23. </text:span></text:p>
      <text:p text:style-name="P20">select <text:s/>* from (<text:line-break/>select start_range, end_range<text:line-break/>from t) t1,<text:line-break/>(select rownum r from dual <text:line-break/>connect by level &lt;= (select max(end_range) from t)) t2<text:line-break/>where t2.r between start_range AND end_range;</text:p>
      <text:p text:style-name="P20"/>
      <text:p text:style-name="P29">24.</text:p>
      <text:p text:style-name="P20"/>
      <text:p text:style-name="P20"/>
      <text:p text:style-name="P31"><text:span text:style-name="T4">25.</text:span></text:p>
      <text:p text:style-name="P31"><text:line-break/><text:line-break/> <text:s text:c="3"/></text:p>
      <text:p text:style-name="P14"/>
      <text:p text:style-name="P1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9T15:35:59.492000000</meta:creation-date>
    <dc:date>2021-01-31T21:36:37.889000000</dc:date>
    <meta:editing-duration>PT51M24S</meta:editing-duration>
    <meta:editing-cycles>5</meta:editing-cycles>
    <meta:generator>Neat_Office/6.2.8.2$Windows_x86 LibreOffice_project/</meta:generator>
    <meta:document-statistic meta:table-count="0" meta:image-count="0" meta:object-count="0" meta:page-count="5" meta:paragraph-count="72" meta:word-count="754" meta:character-count="5213" meta:non-whitespace-character-count="4291"/>
  </office:meta>
</office:document-meta>
</file>